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ndale Mono" fo:font-size="12pt" fo:font-style="normal" officeooo:rsid="001e4a02" officeooo:paragraph-rsid="001e4a02" style:font-size-asian="12pt" style:font-style-asian="normal" style:font-size-complex="12pt" style:font-style-complex="normal"/>
    </style:style>
    <style:style style:name="P2" style:family="paragraph" style:parent-style-name="Standard">
      <style:paragraph-properties fo:line-height="150%" fo:text-align="justify" style:justify-single-word="false"/>
      <style:text-properties style:font-name="Andale Mono" fo:font-size="12pt" fo:font-style="normal" officeooo:rsid="001e4a02" officeooo:paragraph-rsid="001e4a02"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Andale Mono" fo:font-size="12pt" fo:font-style="normal" officeooo:rsid="001e4a02" officeooo:paragraph-rsid="001fa88c"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Andale Mono" fo:font-size="12pt" fo:font-style="normal" officeooo:rsid="001fa88c" officeooo:paragraph-rsid="001fa88c" style:font-size-asian="12pt" style:font-style-asian="normal" style:font-size-complex="12pt" style:font-style-complex="normal"/>
    </style:style>
    <style:style style:name="P5" style:family="paragraph" style:parent-style-name="Standard" style:list-style-name="L1">
      <style:paragraph-properties fo:line-height="150%" fo:text-align="justify" style:justify-single-word="false"/>
      <style:text-properties style:font-name="Andale Mono" fo:font-size="12pt" fo:font-style="normal" officeooo:rsid="001fa88c" officeooo:paragraph-rsid="001fa88c"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Andale Mono" fo:font-size="12pt" fo:font-style="normal" officeooo:rsid="001fa88c" officeooo:paragraph-rsid="00211d15" style:font-size-asian="12pt" style:font-style-asian="normal" style:font-size-complex="12pt" style:font-style-complex="normal"/>
    </style:style>
    <style:style style:name="P7" style:family="paragraph" style:parent-style-name="Standard" style:list-style-name="L2">
      <style:paragraph-properties fo:line-height="150%" fo:text-align="justify" style:justify-single-word="false"/>
      <style:text-properties style:font-name="Andale Mono" fo:font-size="12pt" fo:font-style="normal" officeooo:rsid="00211d15" officeooo:paragraph-rsid="00211d15" style:font-size-asian="12pt" style:font-style-asian="normal" style:font-size-complex="12pt" style:font-style-complex="normal"/>
    </style:style>
    <style:style style:name="P8" style:family="paragraph" style:parent-style-name="Standard" style:list-style-name="L2">
      <style:paragraph-properties fo:line-height="150%" fo:text-align="justify" style:justify-single-word="false"/>
      <style:text-properties style:font-name="Andale Mono" fo:font-size="12pt" fo:font-style="normal" officeooo:rsid="0022eb59" officeooo:paragraph-rsid="0022eb59"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Andale Mono" fo:font-size="12pt" fo:font-style="normal" officeooo:rsid="0022eb59" officeooo:paragraph-rsid="0022eb59"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Andale Mono" fo:font-size="12pt" fo:font-style="normal" officeooo:rsid="0023c2c5" officeooo:paragraph-rsid="0023c2c5" style:font-size-asian="12pt" style:font-style-asian="normal" style:font-size-complex="12pt" style:font-style-complex="normal"/>
    </style:style>
    <style:style style:name="P11" style:family="paragraph" style:parent-style-name="Standard" style:list-style-name="L1">
      <style:paragraph-properties fo:line-height="150%" fo:text-align="justify" style:justify-single-word="false"/>
      <style:text-properties style:font-name="Andale Mono" fo:font-size="12pt" fo:font-style="normal" fo:font-weight="normal" officeooo:rsid="00210940" officeooo:paragraph-rsid="00210940"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1094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fa88c" style:font-style-asian="italic" style:font-weight-asian="normal" style:font-style-complex="italic" style:font-weight-complex="normal"/>
    </style:style>
    <style:style style:name="T6" style:family="text">
      <style:text-properties fo:font-style="italic" fo:font-weight="normal" officeooo:rsid="00211d15" style:font-style-asian="italic" style:font-weight-asian="normal" style:font-style-complex="italic" style:font-weight-complex="normal"/>
    </style:style>
    <style:style style:name="T7" style:family="text">
      <style:text-properties fo:font-style="italic" fo:font-weight="normal" officeooo:rsid="0022eb59" style:font-style-asian="italic" style:font-weight-asian="normal" style:font-style-complex="italic" style:font-weight-complex="normal"/>
    </style:style>
    <style:style style:name="T8" style:family="text">
      <style:text-properties fo:font-style="italic" fo:font-weight="normal" officeooo:rsid="0023c2c5" style:font-style-asian="italic" style:font-weight-asian="normal" style:font-style-complex="italic" style:font-weight-complex="normal"/>
    </style:style>
    <style:style style:name="T9" style:family="text">
      <style:text-properties fo:font-style="italic"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fa88c" style:font-weight-asian="normal" style:font-weight-complex="normal"/>
    </style:style>
    <style:style style:name="T12" style:family="text">
      <style:text-properties fo:font-weight="normal" officeooo:rsid="00210940" style:font-weight-asian="normal" style:font-weight-complex="normal"/>
    </style:style>
    <style:style style:name="T13" style:family="text">
      <style:text-properties fo:font-weight="normal" officeooo:rsid="00211d15" style:font-weight-asian="normal" style:font-weight-complex="normal"/>
    </style:style>
    <style:style style:name="T14" style:family="text">
      <style:text-properties fo:font-weight="normal" officeooo:rsid="0022eb59" style:font-weight-asian="normal" style:font-weight-complex="normal"/>
    </style:style>
    <style:style style:name="T15" style:family="text">
      <style:text-properties fo:font-weight="normal" officeooo:rsid="0023c2c5" style:font-weight-asian="normal" style:font-weight-complex="normal"/>
    </style:style>
    <style:style style:name="T16" style:family="text">
      <style:text-properties officeooo:rsid="001fa8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66cm" fo:text-indent="-0.635cm" fo:margin-left="1.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1cm" fo:text-indent="-0.635cm" fo:margin-left="2.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36cm" fo:text-indent="-0.635cm" fo:margin-left="2.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1cm" fo:text-indent="-0.635cm" fo:margin-left="3.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06cm" fo:text-indent="-0.635cm" fo:margin-left="4.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1cm" fo:text-indent="-0.635cm" fo:margin-left="4.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76cm" fo:text-indent="-0.635cm" fo:margin-left="5.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1cm" fo:text-indent="-0.635cm" fo:margin-left="6.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46cm" fo:text-indent="-0.635cm" fo:margin-left="6.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1cm" fo:text-indent="-0.635cm" fo:margin-left="7.28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75cm" fo:text-indent="-0.635cm" fo:margin-left="2.7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1cm" fo:text-indent="-0.635cm" fo:margin-left="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45cm" fo:text-indent="-0.635cm" fo:margin-left="4.0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8cm" fo:text-indent="-0.635cm" fo:margin-left="4.6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15cm" fo:text-indent="-0.635cm" fo:margin-left="5.3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5cm" fo:text-indent="-0.635cm" fo:margin-left="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85cm" fo:text-indent="-0.635cm" fo:margin-left="6.5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2cm" fo:text-indent="-0.635cm" fo:margin-left="7.2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55cm" fo:text-indent="-0.635cm" fo:margin-left="7.8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9cm" fo:text-indent="-0.635cm" fo:margin-left="8.4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oblema de las Torres de Hanoi y recursividad.</text:p>
      <text:p text:style-name="P1"/>
      <text:p text:style-name="P1"/>
      <text:p text:style-name="P2">La palabra recursividad es utilizada para describir un proceso definido sobre sí mismo. Es decir, un proceso que espera determinados valores de entrada, y es capaz de procesarlas y producir una salida haciendo uso de su propia definición. La razón de esta naturaleza del proceso se encuentra en que es posible garantizar por inducción la capacidad del proceso de lidiar con determinados casos base <text:s/>de entradas. </text:p>
      <text:p text:style-name="P3">Para entender un poco mejor la idea anterior, supongamos un <text:span text:style-name="T16">algoritmo(proceso)</text:span> definido por <text:span text:style-name="T10">el tamaño </text:span><text:span text:style-name="T4">n</text:span><text:span text:style-name="T10"> de entrada, </text:span><text:span text:style-name="T11">y que además puede ser definido también para el tamaño de entrada (</text:span><text:span text:style-name="T5">n-1). </text:span><text:span text:style-name="T11">Por inducción, si se logra realizar con éxito el algoritmo para </text:span><text:span text:style-name="T5">(n-1) </text:span><text:span text:style-name="T11">tamaño de entrada</text:span><text:span text:style-name="T5">, </text:span><text:span text:style-name="T11">se espera lo mismo para el tamaño </text:span><text:span text:style-name="T5">n </text:span><text:span text:style-name="T11">de entrada. </text:span></text:p>
      <text:p text:style-name="P4"><text:span text:style-name="T10">Esta idea sobre la cuál se fundamenta la recursividad, permite crear algoritmos que saben como solucionar determinados casos base, y partiendo de lo particular a lo general, resolver casos más complejos que los casos base, usando la técnica de </text:span><text:span text:style-name="T4">divide y vencerás. </text:span></text:p>
      <text:p text:style-name="P4"><text:span text:style-name="T10">Es posible ilustrar esta idea de recursividad con una analogía de la solución del juego Las Torres de Hanoi. </text:span></text:p>
      <text:list xml:id="list878012880510482315" text:style-name="L1">
        <text:list-item>
          <text:p text:style-name="P5"><text:span text:style-name="T10">Se quiere trasladar la </text:span><text:span text:style-name="T1">n </text:span><text:span text:style-name="T10">piezas circulares del poste origen al poste destino. La pieza </text:span><text:span text:style-name="T1">n </text:span><text:span text:style-name="T10">al principio está debajo de las </text:span><text:span text:style-name="T1">n-1 </text:span><text:span text:style-name="T10">piezas restantes. Por regla (una pieza mayor no puede estar sobre una pieza menor), la única manera de pasar la pieza </text:span><text:span text:style-name="T1">n </text:span><text:span text:style-name="T10">a destino sería pasar la </text:span><text:span text:style-name="T1">n–1 </text:span><text:span text:style-name="T10">piezas al poste auxiliar y luego la pieza </text:span><text:span text:style-name="T1">n </text:span><text:span text:style-name="T10">a destino. </text:span></text:p>
        </text:list-item>
        <text:list-item>
          <text:p text:style-name="P5"><text:span text:style-name="T10">Al querer mover las </text:span><text:span text:style-name="T1">n-1 </text:span><text:span text:style-name="T10">piezas a auxiliar, se tiene que nuevamente se trata de una nueva torre de tamaño </text:span><text:span text:style-name="T1">n-1, </text:span><text:span text:style-name="T10">y se presenta el mismo problema al momento de pasar la pieza </text:span><text:span text:style-name="T1">n-1 </text:span><text:span text:style-name="T10">al poste destino. </text:span><text:span text:style-name="T1"><text:s/></text:span><text:span text:style-name="T12">La única manera de pasar la pieza </text:span><text:span text:style-name="T2">n-1</text:span><text:span text:style-name="T12"> a destino, sería pasar las </text:span><text:span text:style-name="T2">n-2 </text:span><text:span text:style-name="T12">piezas al poste auxiliar y luego la pieza </text:span><text:span text:style-name="T2">n-1 </text:span><text:span text:style-name="T12">a destino. </text:span></text:p>
        </text:list-item>
        <text:list-item>
          <text:p text:style-name="P11"><text:soft-page-break/>El mismo problema se presentara <text:span text:style-name="T3">recursivamente </text:span>hasta que nos encontremos con el caso en el cual trasladar una torre es <text:s/>equivalente a trasladar un <text:span text:style-name="T1">solo disco. </text:span><text:s/></text:p>
        </text:list-item>
      </text:list>
      <text:p text:style-name="P4"><text:span text:style-name="T10">En base a estas consideraciones, es posible escribir el siguiente algoritmo recursivo que resuelve el juego de las torres de Hanoi, teniendo un problema inicial de tamaño </text:span><text:span text:style-name="T1">n</text:span><text:span text:style-name="T10">, que puede ser definido para el tamaño </text:span><text:span text:style-name="T1">n-1 </text:span><text:span text:style-name="T10">sucesivamente hasta que se presente un caso base </text:span><text:span text:style-name="T13">fácil de resolver, y que i</text:span><text:span text:style-name="T10">nductivamente garantiza la solución de todos </text:span><text:span text:style-name="T13">llamados anteriores:</text:span></text:p>
      <text:p text:style-name="P4"><text:span text:style-name="T13"><text:tab/></text:span></text:p>
      <text:p text:style-name="P6"><text:span text:style-name="T13"><text:tab/>Algoritmo para trasladar la torre 1...n del poste origen</text:span><text:span text:style-name="T6"> </text:span><text:span text:style-name="T13">al poste </text:span><text:span text:style-name="T6">destino, </text:span><text:span text:style-name="T13">usando el poste </text:span><text:span text:style-name="T8">intermedio</text:span><text:span text:style-name="T6"> </text:span><text:span text:style-name="T13">como poste auxiliar:</text:span></text:p>
      <text:list xml:id="list7414449038676333129" text:style-name="L2">
        <text:list-item>
          <text:p text:style-name="P7"><text:span text:style-name="T10">Si n = 1, lleve el disco 1 de </text:span><text:span text:style-name="T4">origen </text:span><text:span text:style-name="T10">a </text:span><text:span text:style-name="T8">intermedio</text:span><text:span text:style-name="T4"> </text:span><text:span text:style-name="T10">y termine.</text:span></text:p>
        </text:list-item>
        <text:list-item>
          <text:p text:style-name="P7"><text:span text:style-name="T10">Traslade la torre 1...n-1 usando este mismo algoritmo, </text:span><text:span text:style-name="T4">de origen </text:span><text:span text:style-name="T10">a </text:span><text:span text:style-name="T8">intermedio</text:span><text:span text:style-name="T10"> usando </text:span><text:span text:style-name="T7">destino</text:span><text:span text:style-name="T4"> </text:span><text:span text:style-name="T10">como </text:span><text:span text:style-name="T14">auxiliar</text:span><text:span text:style-name="T4">.</text:span></text:p>
        </text:list-item>
        <text:list-item>
          <text:p text:style-name="P8"><text:span text:style-name="T10">Lleve el disco n de </text:span><text:span text:style-name="T4">origen </text:span><text:span text:style-name="T10">a </text:span><text:span text:style-name="T4">destino</text:span><text:span text:style-name="T10">.</text:span></text:p>
        </text:list-item>
        <text:list-item>
          <text:p text:style-name="P8"><text:span text:style-name="T10">Traslada la torre 1...</text:span><text:span text:style-name="T9">n</text:span><text:span text:style-name="T10">−1 usando este mismo algoritmo, de </text:span><text:span text:style-name="T8">destino</text:span><text:span text:style-name="T10"> a </text:span><text:span text:style-name="T8">intermedio</text:span><text:span text:style-name="T10">, usando como auxiliar </text:span><text:span text:style-name="T8">origen</text:span><text:span text:style-name="T10">.</text:span></text:p>
        </text:list-item>
      </text:list>
      <text:p text:style-name="P9"><text:span text:style-name="T10"/></text:p>
      <text:p text:style-name="P10"><text:span text:style-name="T10">Pregunta 1) ¿Es posible solucionar el juego sin usar recursividad?</text:span></text:p>
      <text:p text:style-name="P10"><text:span text:style-name="T10"/></text:p>
      <text:p text:style-name="P9"><text:span text:style-name="T10"/></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20:19:43.623650076</meta:creation-date>
    <dc:date>2018-06-19T21:26:25.423252772</dc:date>
    <meta:editing-duration>PT28S</meta:editing-duration>
    <meta:editing-cycles>1</meta:editing-cycles>
    <meta:document-statistic meta:table-count="0" meta:image-count="0" meta:object-count="0" meta:page-count="2" meta:paragraph-count="16" meta:word-count="490" meta:character-count="2841" meta:non-whitespace-character-count="2361"/>
    <meta:generator>LibreOffice/5.2.7.2$Linux_X86_64 LibreOffice_project/20m0$Build-2</meta:generator>
  </office:meta>
</office:document-meta>
</file>